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52b77"/>
    </style:style>
    <style:style style:name="P2" style:family="paragraph" style:parent-style-name="Standard">
      <style:text-properties officeooo:paragraph-rsid="0015de9a"/>
    </style:style>
    <style:style style:name="P3" style:family="paragraph" style:parent-style-name="Standard">
      <style:text-properties fo:font-size="24pt" fo:font-weight="bold" officeooo:paragraph-rsid="0015ee36" style:font-size-asian="24pt" style:font-weight-asian="bold" style:font-size-complex="24pt" style:font-weight-complex="bold"/>
    </style:style>
    <style:style style:name="P4" style:family="paragraph" style:parent-style-name="Standard">
      <style:text-properties fo:font-size="24pt" fo:font-weight="bold" officeooo:paragraph-rsid="0015ee36" style:font-size-asian="21pt" style:font-weight-asian="bold" style:font-size-complex="24pt" style:font-weight-complex="bold"/>
    </style:style>
    <style:style style:name="P5" style:family="paragraph" style:parent-style-name="Standard">
      <style:text-properties fo:font-size="12pt" fo:font-weight="normal" officeooo:paragraph-rsid="0015ee36" style:font-size-asian="10.5pt" style:font-weight-asian="normal" style:font-size-complex="12pt" style:font-weight-complex="normal"/>
    </style:style>
    <style:style style:name="P6" style:family="paragraph" style:parent-style-name="Standard">
      <style:text-properties fo:font-size="12pt" style:text-underline-style="solid" style:text-underline-width="auto" style:text-underline-color="font-color" fo:font-weight="bold" officeooo:paragraph-rsid="0015ee36" style:font-size-asian="10.5pt" style:font-weight-asian="bold" style:font-size-complex="12pt" style:font-weight-complex="bold"/>
    </style:style>
    <style:style style:name="P7" style:family="paragraph" style:parent-style-name="Standard">
      <style:text-properties fo:font-size="12pt" style:text-underline-style="none" fo:font-weight="normal" officeooo:paragraph-rsid="0015ee36" style:font-size-asian="10.5pt" style:font-weight-asian="normal" style:font-size-complex="12pt" style:font-weight-complex="normal"/>
    </style:style>
    <style:style style:name="P8" style:family="paragraph">
      <style:paragraph-properties fo:margin-left="0in" fo:margin-right="0in" fo:margin-top="0in" fo:margin-bottom="0in" fo:line-height="100%" fo:text-align="center" fo:text-indent="0in"/>
    </style:style>
    <style:style style:name="P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officeooo:rsid="00152b77"/>
    </style:style>
    <style:style style:name="T2" style:family="text">
      <style:text-properties officeooo:rsid="0015de9a"/>
    </style:style>
    <style:style style:name="T3" style:family="text">
      <style:text-properties officeooo:rsid="0015ee36"/>
    </style:style>
    <style:style style:name="T4" style:family="text">
      <style:text-properties officeooo:rsid="00164f72"/>
    </style:style>
    <style:style style:name="T5"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gr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e6ff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23ff2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23ff2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23ff2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e6ff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23ff2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23ff2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23ff2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e6ff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23ff2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23ff2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ff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23ff2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23ff23"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29"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30"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32"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ave Hoatlin</text:span></text:p>
      <text:p text:style-name="P1"><text:span text:style-name="T1">CS 452</text:span></text:p>
      <text:p text:style-name="P1"><text:span text:style-name="T1">Memory Manager</text:span></text:p>
      <text:p text:style-name="P1"><text:span text:style-name="T1"/></text:p>
      <text:p text:style-name="P1"><text:span text:style-name="T1">For my project I chose to use python with tkinter. Tkinter should come pre-installed with python.</text:span></text:p>
      <text:p text:style-name="P1"><text:span text:style-name="T1"/></text:p>
      <text:p text:style-name="P3"><text:span text:style-name="T3">Structures</text:span></text:p>
      <text:p text:style-name="P1"><text:span text:style-name="T1">There are two main data structures used in my implementation of a memory manager. There is an array that stores dictionaries containing information about each of the frames. Each dictionary stores the </text:span><text:span text:style-name="T4">GUI</text:span><text:span text:style-name="T1"> object the frame uses, whether the frame is in use or not, and also the </text:span><text:span text:style-name="T4">PID</text:span><text:span text:style-name="T1"> of the process if the frame is occupied. This structure is shown in the figure below:</text:span></text:p>
      <text:p text:style-name="P1"><text:span text:style-name="T1"/></text:p>
      <text:p text:style-name="P1"><draw:custom-shape text:anchor-type="paragraph" draw:z-index="0" draw:style-name="gr1" draw:text-style-name="P9" svg:width="6.2504in" svg:height="1.0004in" svg:x="0.3543in" svg:y="0in"><text:p text:style-name="P8"><text:span text:style-name="T5">… </text:span><text:span text:style-name="T5">xn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style-name="gr2" draw:text-style-name="P9" svg:width="2.0004in" svg:height="0.5004in" svg:x="0.6043in" svg:y="0.25in"><text:p/><draw:enhanced-geometry svg:viewBox="0 0 21600 21600" draw:mirror-horizontal="false" draw:mirror-vertical="false" draw:type="rectangle" draw:enhanced-path="M 0 0 L 21600 0 21600 21600 0 21600 0 0 Z N"/></draw:custom-shape><draw:custom-shape text:anchor-type="paragraph" draw:z-index="2" draw:style-name="gr3" draw:text-style-name="P10" svg:width="0.7689in" svg:height="0.2504in" svg:x="0.7583in" svg:y="0.25in"><text:p text:style-name="P8"><text:span text:style-name="T6">Label</text:span></text:p><draw:enhanced-geometry svg:viewBox="0 0 21600 21600" draw:type="rectangle" draw:enhanced-path="M 0 0 L 21600 0 21600 21600 0 21600 0 0 Z N"/></draw:custom-shape><draw:custom-shape text:anchor-type="paragraph" draw:z-index="3" draw:style-name="gr4" draw:text-style-name="P10" svg:width="0.7689in" svg:height="0.2504in" svg:x="1.6811in" svg:y="0.25in"><text:p text:style-name="P8"><text:span text:style-name="T6">Avail</text:span></text:p><draw:enhanced-geometry svg:viewBox="0 0 21600 21600" draw:type="rectangle" draw:enhanced-path="M 0 0 L 21600 0 21600 21600 0 21600 0 0 Z N"/></draw:custom-shape><draw:custom-shape text:anchor-type="paragraph" draw:z-index="4" draw:style-name="gr5" draw:text-style-name="P10" svg:width="0.7697in" svg:height="0.2504in" svg:x="1.2193in" svg:y="0.5in"><text:p text:style-name="P8"><text:span text:style-name="T6">PID</text:span></text:p><draw:enhanced-geometry svg:viewBox="0 0 21600 21600" draw:mirror-horizontal="false" draw:mirror-vertical="false" draw:type="rectangle" draw:enhanced-path="M 0 0 L 21600 0 21600 21600 0 21600 0 0 Z N"/></draw:custom-shape><draw:custom-shape text:anchor-type="paragraph" draw:z-index="5" draw:style-name="gr6" draw:text-style-name="P9" svg:width="2.0004in" svg:height="0.5004in" svg:x="4.3543in" svg:y="0.25in"><text:p/><draw:enhanced-geometry svg:viewBox="0 0 21600 21600" draw:mirror-horizontal="false" draw:mirror-vertical="false" draw:type="rectangle" draw:enhanced-path="M 0 0 L 21600 0 21600 21600 0 21600 0 0 Z N"/></draw:custom-shape><draw:custom-shape text:anchor-type="paragraph" draw:z-index="6" draw:style-name="gr7" draw:text-style-name="P10" svg:width="0.7689in" svg:height="0.2504in" svg:x="4.5083in" svg:y="0.25in"><text:p text:style-name="P8"><text:span text:style-name="T6">Label</text:span></text:p><draw:enhanced-geometry svg:viewBox="0 0 21600 21600" draw:type="rectangle" draw:enhanced-path="M 0 0 L 21600 0 21600 21600 0 21600 0 0 Z N"/></draw:custom-shape><draw:custom-shape text:anchor-type="paragraph" draw:z-index="7" draw:style-name="gr8" draw:text-style-name="P10" svg:width="0.7689in" svg:height="0.2504in" svg:x="5.4311in" svg:y="0.25in"><text:p text:style-name="P8"><text:span text:style-name="T6">Avail</text:span></text:p><draw:enhanced-geometry svg:viewBox="0 0 21600 21600" draw:type="rectangle" draw:enhanced-path="M 0 0 L 21600 0 21600 21600 0 21600 0 0 Z N"/></draw:custom-shape><draw:custom-shape text:anchor-type="paragraph" draw:z-index="8" draw:style-name="gr9" draw:text-style-name="P10" svg:width="0.7697in" svg:height="0.2504in" svg:x="4.9693in" svg:y="0.5in"><text:p text:style-name="P8"><text:span text:style-name="T6">PID</text:span></text:p><draw:enhanced-geometry svg:viewBox="0 0 21600 21600" draw:mirror-horizontal="false" draw:mirror-vertical="false" draw:type="rectangle" draw:enhanced-path="M 0 0 L 21600 0 21600 21600 0 21600 0 0 Z N"/></draw:custom-shap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he outer blue box is the array, the inner yellow boxes </text:span><text:span text:style-name="T4">dictionaries representing a</text:span><text:span text:style-name="T1"> frame, and the green boxes are the values stored in the frame. </text:span><text:span text:style-name="T4">The labeled text is the name of each key</text:span><text:span text:style-name="T1">. </text:span><text:span text:style-name="T3">Any number of frames can be created.</text:span></text:p>
      <text:p text:style-name="P1"><text:span text:style-name="T1"/></text:p>
      <text:p text:style-name="P1"><text:span text:style-name="T1">The other structure is a dictionary that keeps track of all the page tables. Each entry in the dictionary has a key that is it's own pid. Each key is pointing to an array of dictionaries. Each dictionary is one row of the page table. The inner dictionary stores the status, type, logical location, and physical location. </text:span><text:span text:style-name="T4">In other words, I am using a dictionary of pids containing an array of dictionaries that contain keys for a row in a page table. (It's so simple!) </text:span><text:span text:style-name="T1">The structure is shown in the figure below:</text:span></text:p>
      <text:p text:style-name="P1"><text:span text:style-name="T1"/></text:p>
      <text:p text:style-name="P1"><draw:custom-shape text:anchor-type="paragraph" draw:z-index="9" draw:style-name="gr10" draw:text-style-name="P9" svg:width="6.7232in" svg:height="2.3512in" svg:x="0.0835in" svg:y="0in"><text:p text:style-name="P8"><text:span text:style-name="T5">… </text:span><text:span text:style-name="T5">xn ...</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11" draw:text-style-name="P9" svg:width="2.5512in" svg:height="1.8807in" svg:x="0.3146in" svg:y="0.2346in"><text:p text:style-name="P8"><text:span text:style-name="T5">… </text:span><text:span text:style-name="T5">xn ...</text:span></text:p><draw:enhanced-geometry svg:viewBox="0 0 21600 21600" draw:mirror-horizontal="false" draw:mirror-vertical="false" draw:type="rectangle" draw:enhanced-path="M 0 0 L 21600 0 21600 21600 0 21600 0 0 Z N"/></draw:custom-shape><draw:custom-shape text:anchor-type="paragraph" draw:z-index="11" draw:style-name="gr12" draw:text-style-name="P9" svg:width="2.0862in" svg:height="0.4705in" svg:x="0.5472in" svg:y="0.4701in"><text:p/><draw:enhanced-geometry svg:viewBox="0 0 21600 21600" draw:mirror-horizontal="false" draw:mirror-vertical="false" draw:type="rectangle" draw:enhanced-path="M 0 0 L 21600 0 21600 21600 0 21600 0 0 Z N"/></draw:custom-shape><draw:custom-shape text:anchor-type="paragraph" draw:z-index="12" draw:style-name="gr13" draw:text-style-name="P10" svg:width="0.6961in" svg:height="0.235in" svg:x="0.7783in" svg:y="0.4701in"><text:p text:style-name="P8"><text:span text:style-name="T6">status</text:span></text:p><draw:enhanced-geometry svg:viewBox="0 0 21600 21600" draw:mirror-horizontal="false" draw:mirror-vertical="false" draw:type="rectangle" draw:enhanced-path="M 0 0 L 21600 0 21600 21600 0 21600 0 0 Z N"/></draw:custom-shape><draw:custom-shape text:anchor-type="paragraph" draw:z-index="13" draw:style-name="gr14" draw:text-style-name="P10" svg:width="0.6961in" svg:height="0.235in" svg:x="1.7055in" svg:y="0.4701in"><text:p text:style-name="P8"><text:span text:style-name="T6">type</text:span></text:p><draw:enhanced-geometry svg:viewBox="0 0 21600 21600" draw:mirror-horizontal="false" draw:mirror-vertical="false" draw:type="rectangle" draw:enhanced-path="M 0 0 L 21600 0 21600 21600 0 21600 0 0 Z N"/></draw:custom-shape><draw:custom-shape text:anchor-type="paragraph" draw:z-index="14" draw:style-name="gr15" draw:text-style-name="P10" svg:width="0.6961in" svg:height="0.2358in" svg:x="0.7783in" svg:y="0.7047in"><text:p text:style-name="P8"><text:span text:style-name="T6">logical</text:span></text:p><draw:enhanced-geometry svg:viewBox="0 0 21600 21600" draw:mirror-horizontal="false" draw:mirror-vertical="false" draw:type="rectangle" draw:enhanced-path="M 0 0 L 21600 0 21600 21600 0 21600 0 0 Z N"/></draw:custom-shape><draw:custom-shape text:anchor-type="paragraph" draw:z-index="15" draw:style-name="gr16" draw:text-style-name="P10" svg:width="0.6961in" svg:height="0.2358in" svg:x="1.7055in" svg:y="0.7047in"><text:p text:style-name="P8"><text:span text:style-name="T6">physical</text:span></text:p><draw:enhanced-geometry svg:viewBox="0 0 21600 21600" draw:mirror-horizontal="false" draw:mirror-vertical="false" draw:type="rectangle" draw:enhanced-path="M 0 0 L 21600 0 21600 21600 0 21600 0 0 Z N"/></draw:custom-shape><draw:custom-shape text:anchor-type="paragraph" draw:z-index="16" draw:style-name="gr17" draw:text-style-name="P9" svg:width="2.0862in" svg:height="0.4705in" svg:x="0.5472in" svg:y="1.4102in"><text:p/><draw:enhanced-geometry svg:viewBox="0 0 21600 21600" draw:mirror-horizontal="false" draw:mirror-vertical="false" draw:type="rectangle" draw:enhanced-path="M 0 0 L 21600 0 21600 21600 0 21600 0 0 Z N"/></draw:custom-shape><draw:custom-shape text:anchor-type="paragraph" draw:z-index="17" draw:style-name="gr18" draw:text-style-name="P10" svg:width="0.6961in" svg:height="0.235in" svg:x="0.7783in" svg:y="1.4102in"><text:p text:style-name="P8"><text:span text:style-name="T6">status</text:span></text:p><draw:enhanced-geometry svg:viewBox="0 0 21600 21600" draw:mirror-horizontal="false" draw:mirror-vertical="false" draw:type="rectangle" draw:enhanced-path="M 0 0 L 21600 0 21600 21600 0 21600 0 0 Z N"/></draw:custom-shape><draw:custom-shape text:anchor-type="paragraph" draw:z-index="18" draw:style-name="gr19" draw:text-style-name="P10" svg:width="0.6961in" svg:height="0.235in" svg:x="1.7055in" svg:y="1.4102in"><text:p text:style-name="P8"><text:span text:style-name="T6">type</text:span></text:p><draw:enhanced-geometry svg:viewBox="0 0 21600 21600" draw:mirror-horizontal="false" draw:mirror-vertical="false" draw:type="rectangle" draw:enhanced-path="M 0 0 L 21600 0 21600 21600 0 21600 0 0 Z N"/></draw:custom-shape><draw:custom-shape text:anchor-type="paragraph" draw:z-index="19" draw:style-name="gr20" draw:text-style-name="P10" svg:width="0.6961in" svg:height="0.2358in" svg:x="0.7783in" svg:y="1.6453in"><text:p text:style-name="P8"><text:span text:style-name="T6">logical</text:span></text:p><draw:enhanced-geometry svg:viewBox="0 0 21600 21600" draw:mirror-horizontal="false" draw:mirror-vertical="false" draw:type="rectangle" draw:enhanced-path="M 0 0 L 21600 0 21600 21600 0 21600 0 0 Z N"/></draw:custom-shape><draw:custom-shape text:anchor-type="paragraph" draw:z-index="20" draw:style-name="gr21" draw:text-style-name="P10" svg:width="0.6961in" svg:height="0.2358in" svg:x="1.7055in" svg:y="1.6453in"><text:p text:style-name="P8"><text:span text:style-name="T6">physical</text:span></text:p><draw:enhanced-geometry svg:viewBox="0 0 21600 21600" draw:mirror-horizontal="false" draw:mirror-vertical="false" draw:type="rectangle" draw:enhanced-path="M 0 0 L 21600 0 21600 21600 0 21600 0 0 Z N"/></draw:custom-shape><draw:custom-shape text:anchor-type="paragraph" draw:z-index="21" draw:style-name="gr22" draw:text-style-name="P9" svg:width="2.5512in" svg:height="1.8807in" svg:x="4.0244in" svg:y="0.2346in"><text:p text:style-name="P8"><text:span text:style-name="T5">… </text:span><text:span text:style-name="T5">xn ...</text:span></text:p><draw:enhanced-geometry svg:viewBox="0 0 21600 21600" draw:mirror-horizontal="false" draw:mirror-vertical="false" draw:type="rectangle" draw:enhanced-path="M 0 0 L 21600 0 21600 21600 0 21600 0 0 Z N"/></draw:custom-shape><draw:custom-shape text:anchor-type="paragraph" draw:z-index="22" draw:style-name="gr23" draw:text-style-name="P9" svg:width="2.0862in" svg:height="0.4705in" svg:x="4.2563in" svg:y="0.4701in"><text:p/><draw:enhanced-geometry svg:viewBox="0 0 21600 21600" draw:mirror-horizontal="false" draw:mirror-vertical="false" draw:type="rectangle" draw:enhanced-path="M 0 0 L 21600 0 21600 21600 0 21600 0 0 Z N"/></draw:custom-shape><draw:custom-shape text:anchor-type="paragraph" draw:z-index="23" draw:style-name="gr24" draw:text-style-name="P10" svg:width="0.6961in" svg:height="0.235in" svg:x="4.4882in" svg:y="0.4701in"><text:p text:style-name="P8"><text:span text:style-name="T6">status</text:span></text:p><draw:enhanced-geometry svg:viewBox="0 0 21600 21600" draw:mirror-horizontal="false" draw:mirror-vertical="false" draw:type="rectangle" draw:enhanced-path="M 0 0 L 21600 0 21600 21600 0 21600 0 0 Z N"/></draw:custom-shape><draw:custom-shape text:anchor-type="paragraph" draw:z-index="24" draw:style-name="gr25" draw:text-style-name="P10" svg:width="0.6961in" svg:height="0.235in" svg:x="5.4154in" svg:y="0.4701in"><text:p text:style-name="P8"><text:span text:style-name="T6">type</text:span></text:p><draw:enhanced-geometry svg:viewBox="0 0 21600 21600" draw:mirror-horizontal="false" draw:mirror-vertical="false" draw:type="rectangle" draw:enhanced-path="M 0 0 L 21600 0 21600 21600 0 21600 0 0 Z N"/></draw:custom-shape><draw:custom-shape text:anchor-type="paragraph" draw:z-index="25" draw:style-name="gr26" draw:text-style-name="P10" svg:width="0.6961in" svg:height="0.2358in" svg:x="4.4882in" svg:y="0.7047in"><text:p text:style-name="P8"><text:span text:style-name="T6">logical</text:span></text:p><draw:enhanced-geometry svg:viewBox="0 0 21600 21600" draw:mirror-horizontal="false" draw:mirror-vertical="false" draw:type="rectangle" draw:enhanced-path="M 0 0 L 21600 0 21600 21600 0 21600 0 0 Z N"/></draw:custom-shape><draw:custom-shape text:anchor-type="paragraph" draw:z-index="26" draw:style-name="gr27" draw:text-style-name="P10" svg:width="0.6961in" svg:height="0.2358in" svg:x="5.4154in" svg:y="0.7047in"><text:p text:style-name="P8"><text:span text:style-name="T6">physical</text:span></text:p><draw:enhanced-geometry svg:viewBox="0 0 21600 21600" draw:mirror-horizontal="false" draw:mirror-vertical="false" draw:type="rectangle" draw:enhanced-path="M 0 0 L 21600 0 21600 21600 0 21600 0 0 Z N"/></draw:custom-shape><draw:custom-shape text:anchor-type="paragraph" draw:z-index="27" draw:style-name="gr28" draw:text-style-name="P9" svg:width="2.0862in" svg:height="0.4705in" svg:x="4.2563in" svg:y="1.4102in"><text:p/><draw:enhanced-geometry svg:viewBox="0 0 21600 21600" draw:mirror-horizontal="false" draw:mirror-vertical="false" draw:type="rectangle" draw:enhanced-path="M 0 0 L 21600 0 21600 21600 0 21600 0 0 Z N"/></draw:custom-shape><draw:custom-shape text:anchor-type="paragraph" draw:z-index="28" draw:style-name="gr29" draw:text-style-name="P10" svg:width="0.6961in" svg:height="0.235in" svg:x="4.4882in" svg:y="1.4102in"><text:p text:style-name="P8"><text:span text:style-name="T6">status</text:span></text:p><draw:enhanced-geometry svg:viewBox="0 0 21600 21600" draw:mirror-horizontal="false" draw:mirror-vertical="false" draw:type="rectangle" draw:enhanced-path="M 0 0 L 21600 0 21600 21600 0 21600 0 0 Z N"/></draw:custom-shape><draw:custom-shape text:anchor-type="paragraph" draw:z-index="29" draw:style-name="gr30" draw:text-style-name="P10" svg:width="0.6961in" svg:height="0.235in" svg:x="5.4154in" svg:y="1.4102in"><text:p text:style-name="P8"><text:span text:style-name="T6">type</text:span></text:p><draw:enhanced-geometry svg:viewBox="0 0 21600 21600" draw:mirror-horizontal="false" draw:mirror-vertical="false" draw:type="rectangle" draw:enhanced-path="M 0 0 L 21600 0 21600 21600 0 21600 0 0 Z N"/></draw:custom-shape><draw:custom-shape text:anchor-type="paragraph" draw:z-index="30" draw:style-name="gr31" draw:text-style-name="P10" svg:width="0.6961in" svg:height="0.2358in" svg:x="4.4882in" svg:y="1.6453in"><text:p text:style-name="P8"><text:span text:style-name="T6">logical</text:span></text:p><draw:enhanced-geometry svg:viewBox="0 0 21600 21600" draw:mirror-horizontal="false" draw:mirror-vertical="false" draw:type="rectangle" draw:enhanced-path="M 0 0 L 21600 0 21600 21600 0 21600 0 0 Z N"/></draw:custom-shape><draw:custom-shape text:anchor-type="paragraph" draw:z-index="31" draw:style-name="gr32" draw:text-style-name="P10" svg:width="0.6961in" svg:height="0.2358in" svg:x="5.4154in" svg:y="1.6453in"><text:p text:style-name="P8"><text:span text:style-name="T6">physical</text:span></text:p><draw:enhanced-geometry svg:viewBox="0 0 21600 21600" draw:mirror-horizontal="false" draw:mirror-vertical="false" draw:type="rectangle" draw:enhanced-path="M 0 0 L 21600 0 21600 21600 0 21600 0 0 Z N"/></draw:custom-shap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2">The outer blue box is the first dictionary indexed by pid. Each yellow box is the actual page table, it is an array of dictionaries. Each green box is a row of the page table; its key names are written inside the pink box. This entire structure is completely dynamic and works quite well once </text:span><text:span text:style-name="T3">understood.</text:span></text:p>
      <text:p text:style-name="P2"><text:span text:style-name="T3"/></text:p>
      <text:p text:style-name="P2"><text:span text:style-name="T3"/></text:p>
      <text:p text:style-name="P2"><text:span text:style-name="T3"/></text:p>
      <text:p text:style-name="P2"><text:soft-page-break/><text:span text:style-name="T3"/></text:p>
      <text:p text:style-name="P2"><text:span text:style-name="T3"/></text:p>
      <text:p text:style-name="P4"><text:span text:style-name="T3">Algorithms</text:span></text:p>
      <text:p text:style-name="P5"><text:span text:style-name="T3">To describe my algorithms I will work my way through what happens when the next button is clicked.</text:span></text:p>
      <text:p text:style-name="P5"><text:span text:style-name="T3"/></text:p>
      <text:p text:style-name="P6"><text:span text:style-name="T3">NextStep():</text:span></text:p>
      <text:p text:style-name="P5"><text:span text:style-name="T3">This function starts everything. It grabs the input from the input box and parses it out into useful pieces of data. From there it either removes or adds a new process</text:span></text:p>
      <text:p text:style-name="P5"><text:span text:style-name="T3"/></text:p>
      <text:p text:style-name="P6"><text:span text:style-name="T3">LoadProgram(inputs):</text:span></text:p>
      <text:p text:style-name="P7"><text:span text:style-name="T3">This function accepts a dictionary of inputs as its parameter. First it checks if there is enough space to add a new process. If so it initializes a new page table without the physical locations set. </text:span><text:span text:style-name="T4">T</text:span><text:span text:style-name="T3">he physical locations are </text:span><text:span text:style-name="T4">then</text:span><text:span text:style-name="T3"> calculated and added to the page table.</text:span></text:p>
      <text:p text:style-name="P7"><text:span text:style-name="T3"/></text:p>
      <text:p text:style-name="P6"><text:span text:style-name="T3">AddPhysicalLocation(pid, restore):</text:span></text:p>
      <text:p text:style-name="P7"><text:span text:style-name="T3">This function accepts both a pid and a boolean value designating if we are adding a new or waiting process. If a waiting process is being restored, its status is set to 'running'. The function will loop through every page that needs to be added to a frame. For every page, it will loop through the frames looking for one that is available. Once an available frame is found, the process is added to it and the loop breaks to the next page.</text:span></text:p>
      <text:p text:style-name="P7"><text:span text:style-name="T3"/></text:p>
      <text:p text:style-name="P6"><text:span text:style-name="T3">RemoveProgram(inputs):</text:span></text:p>
      <text:p text:style-name="P7"><text:span text:style-name="T3">This function takes a dictionary of inputs as its parameter. It removes the process from a frame based on the pid passed to the function. To do this, the function loops over every frame looking for one containing a matching pid. When a matching pid is found the frames availability is set to true and the process is removed. After a process is completely removed the function checks if there are any waiting processes and adds them to the frames if there is enough room available.</text:span></text:p>
      <text:p text:style-name="P7"><text:span text:style-name="T3"/></text:p>
      <text:p text:style-name="P7"><text:span text:style-name="T3">The remaining code that I have not described here is all used for rendering the GU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e </meta:initial-creator>
    <meta:creation-date>2011-04-20T21:19:26</meta:creation-date>
    <dc:date>2011-04-20T22:21:03</dc:date>
    <dc:creator>Dave </dc:creator>
    <meta:editing-duration>PT00H25M09S</meta:editing-duration>
    <meta:editing-cycles>2</meta:editing-cycles>
    <meta:generator>OpenOffice.org/3.2$Unix OpenOffice.org_project/320m19$Build-9505</meta:generator>
    <meta:document-statistic meta:table-count="0" meta:image-count="0" meta:object-count="0" meta:page-count="2" meta:paragraph-count="20" meta:word-count="567" meta:character-count="3180"/>
  </office:meta>
</office:document-meta>
</file>